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e448" officeooo:paragraph-rsid="0018e448"/>
    </style:style>
    <style:style style:name="P2" style:family="paragraph" style:parent-style-name="Standard">
      <style:text-properties officeooo:rsid="0018e448" officeooo:paragraph-rsid="0018e448"/>
    </style:style>
    <style:style style:name="P3" style:family="paragraph" style:parent-style-name="Standard">
      <style:text-properties officeooo:rsid="0001fd04" officeooo:paragraph-rsid="001ad1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ve to run in each terminal for roscore to work</text:p>
      <text:p text:style-name="P1"><text:tab/>export ROS_HOSTNAME=localhost</text:p>
      <text:p text:style-name="P1"><text:tab/>. ~/catkin_ws/devel/setup.bash</text:p>
      <text:p text:style-name="P1"/>
      <text:p text:style-name="P3">Desired output from<text:tab/> printenv | grep ROS</text:p>
      <text:p text:style-name="P3"/>
      <text:p text:style-name="P3">ROS_ETC_DIR=/opt/ros/melodic/etc/ros</text:p>
      <text:p text:style-name="P3">ROS_ROOT=/opt/ros/melodic/share/ros</text:p>
      <text:p text:style-name="P3">ROS_MASTER_URI=http://localhost:11311</text:p>
      <text:p text:style-name="P3">ROS_VERSION=1</text:p>
      <text:p text:style-name="P3">ROS_PYTHON_VERSION=2</text:p>
      <text:p text:style-name="P3">ROS_PACKAGE_PATH=/home/christina/catkin_ws/src:/opt/ros/melodic/share</text:p>
      <text:p text:style-name="P3">ROSLISP_PACKAGE_DIRECTORIES=/home/christina/catkin_ws/devel/share/common-lisp</text:p>
      <text:p text:style-name="P3">ROS_DISTRO=melod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13:59:06.243485770</meta:creation-date>
    <dc:date>2020-02-15T17:21:01.742580138</dc:date>
    <meta:editing-duration>PT5M2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29" meta:character-count="454" meta:non-whitespace-character-count="434"/>
  </office:meta>
</office:document-meta>
</file>